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886" officeooo:paragraph-rsid="000c1886"/>
    </style:style>
    <style:style style:name="P2" style:family="paragraph" style:parent-style-name="Standard">
      <style:text-properties officeooo:rsid="000c1886" officeooo:paragraph-rsid="000c4d25"/>
    </style:style>
    <style:style style:name="P3" style:family="paragraph" style:parent-style-name="Standard">
      <style:text-properties officeooo:rsid="000c4d25" officeooo:paragraph-rsid="000c4d25" fo:background-color="#fff200"/>
    </style:style>
    <style:style style:name="P4" style:family="paragraph" style:parent-style-name="Standard">
      <style:text-properties officeooo:rsid="000c1886" officeooo:paragraph-rsid="000c4d25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c4d25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Le fait de pouvoir programmer son arrosage par une application téléphonque présente pleins de praticité comme pouvoir arroser facilement son jardin, et avoirtoutes les infos propices à savoir si il faut arroser ou non et le côté pratique de l'application est de pouvoir gérer le plus facilement possible son arrosage </text:span><text:span text:style-name="T2">et pouvoir controller tout les arroseur présent à distanc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1S</meta:editing-duration>
    <meta:editing-cycles>6</meta:editing-cycles>
    <meta:generator>LibreOffice/5.4.1.2$Windows_X86_64 LibreOffice_project/ea7cb86e6eeb2bf3a5af73a8f7777ac570321527</meta:generator>
    <dc:date>2021-05-11T14:49:29.006000000</dc:date>
    <meta:document-statistic meta:table-count="0" meta:image-count="0" meta:object-count="0" meta:page-count="1" meta:paragraph-count="1" meta:word-count="59" meta:character-count="376" meta:non-whitespace-character-count="318"/>
    <meta:user-defined meta:name="Info 1"/>
    <meta:user-defined meta:name="Info 2"/>
    <meta:user-defined meta:name="Info 3"/>
    <meta:user-defined meta:name="Info 4"/>
  </office:meta>
</office:document-meta>
</file>